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40" calcext:value-type="float">
            <text:p>8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ևորգ</text:p>
          </table:table-cell>
          <table:table-cell table:style-name="ce90" office:value-type="float" office:value="-3030" calcext:value-type="float">
            <text:p>-303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45810" calcext:value-type="float">
            <text:p>245810</text:p>
          </table:table-cell>
          <table:table-cell table:style-name="ce32" table:formula="of:=SUM([.E5:.E31])" office:value-type="float" office:value="217260" calcext:value-type="float">
            <text:p>217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table:number-columns-repeated="1018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Գալուստ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60])" office:value-type="float" office:value="11400" calcext:value-type="float">
            <text:p>11400</text:p>
          </table:table-cell>
          <table:table-cell table:formula="of:=SUM([.C34:.C60])" office:value-type="float" office:value="10318" calcext:value-type="float">
            <text:p>10318</text:p>
          </table:table-cell>
          <table:table-cell table:formula="of:=SUM([.D34:.D60])" office:value-type="float" office:value="10699.983" calcext:value-type="float">
            <text:p>10699.983</text:p>
          </table:table-cell>
          <table:table-cell table:formula="of:=SUM([.E34:.E60])" office:value-type="float" office:value="10318" calcext:value-type="float">
            <text:p>10318</text:p>
          </table:table-cell>
          <table:table-cell table:formula="of:=SUM([.F34:.F60])" office:value-type="float" office:value="9805" calcext:value-type="float">
            <text:p>9805</text:p>
          </table:table-cell>
          <table:table-cell table:number-columns-repeated="1018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100" office:value-type="string" calcext:value-type="string">
            <text:p>Հասմիկ Կ</text:p>
          </table:table-cell>
          <table:table-cell table:style-name="ce90"/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100" office:value-type="string" calcext:value-type="string">
            <text:p>Հասմիկ Ն․</text:p>
          </table:table-cell>
          <table:table-cell table:style-name="ce90"/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6:.B88])" office:value-type="float" office:value="27300" calcext:value-type="float">
            <text:p>273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1:08:57.027551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07T11:12:33.626600157</dc:date>
    <meta:editing-duration>P14DT11H35M11S</meta:editing-duration>
    <meta:editing-cycles>3875</meta:editing-cycles>
    <meta:generator>LibreOffice/4.2.8.2$Linux_X86_64 LibreOffice_project/420m0$Build-2</meta:generator>
    <meta:document-statistic meta:table-count="26" meta:cell-count="12467" meta:object-count="0"/>
  </office:meta>
</office:document-meta>
</file>